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2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2.0299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953in"/>
    </style:style>
    <style:style style:name="co9" style:family="table-column">
      <style:table-column-properties fo:break-before="auto" style:column-width="2.5874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3.2098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0.7484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3.0165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2.1909in"/>
    </style:style>
    <style:style style:name="co1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pto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m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table:formula="of:=260*6" office:value-type="float" office:value="1560" calcext:value-type="float">
            <text:p>15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Cartao Beto 12/08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até o Florence</text:p>
          </table:table-cell>
          <table:table-cell table:formula="of:=186*6" office:value-type="float" office:value="1116" calcext:value-type="float">
            <text:p>11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</table:table>
      <table:table table:name="florence" table:style-name="ta1">
        <table:table-column table:style-name="co8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Spacious Three Bedroom Apartment On the Arno <text:s/></text:p>
          </table:table-cell>
          <table:table-cell table:formula="of:=[.C2]*6" office:value-type="float" office:value="7099.98" calcext:value-type="float">
            <text:p>7099.98</text:p>
          </table:table-cell>
          <table:table-cell office:value-type="float" office:value="1183.33" calcext:value-type="float">
            <text:p>1183.33</text:p>
          </table:table-cell>
          <table:table-cell office:value-type="string" calcext:value-type="string">
            <text:p>Hotel</text:p>
          </table:table-cell>
          <table:table-cell table:style-name="ce5" office:value-type="string" calcext:value-type="string">
            <text:p>Cartão da Cida 25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em de Ida e volta para Veneza </text:p>
          </table:table-cell>
          <table:table-cell table:formula="of:=[.C3]*6" office:value-type="float" office:value="2268" calcext:value-type="float">
            <text:p>226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Aluguel Carro Florença x Toscana</text:p>
          </table:table-cell>
          <table:table-cell office:value-type="float" office:value="3000" calcext:value-type="float">
            <text:p>3000</text:p>
          </table:table-cell>
          <table:table-cell table:formula="of:=[.B4]/6" office:value-type="float" office:value="500" calcext:value-type="float">
            <text:p>50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Hotel na Toscana - Borgo Tre Rose</text:p>
          </table:table-cell>
          <table:table-cell table:formula="of:=[.C5]*6" office:value-type="float" office:value="2173.02" calcext:value-type="float">
            <text:p>2173.02</text:p>
          </table:table-cell>
          <table:table-cell office:value-type="float" office:value="362.17" calcext:value-type="float">
            <text:p>362.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table:style-name="ce6" office:value-type="string" calcext:value-type="string">
            <text:p>Voo Florence para Paris</text:p>
          </table:table-cell>
          <table:table-cell table:formula="of:=[.C6]*6" office:value-type="float" office:value="2854.434" calcext:value-type="float">
            <text:p>2854.434</text:p>
          </table:table-cell>
          <table:table-cell table:formula="of:=77.99*6.1" office:value-type="float" office:value="475.739" calcext:value-type="float">
            <text:p>475.739</text:p>
          </table:table-cell>
          <table:table-cell office:value-type="string" calcext:value-type="string">
            <text:p>Voo Vueling</text:p>
          </table:table-cell>
          <table:table-cell office:value-type="string" calcext:value-type="string">
            <text:p>Pago</text:p>
          </table:table-cell>
          <table:table-cell table:style-name="ce9" office:value-type="string" calcext:value-type="string">
            <text:p>Voo</text:p>
          </table:table-cell>
        </table:table-row>
        <table:table-row table:style-name="ro1">
          <table:table-cell table:style-name="ce7" office:value-type="string" calcext:value-type="string">
            <text:p>Auto Park Hotel </text:p>
          </table:table-cell>
          <table:table-cell table:style-name="ce2" table:formula="of:=[.C7]*6" office:value-type="float" office:value="1779.6" calcext:value-type="float">
            <text:p>1779.6</text:p>
          </table:table-cell>
          <table:table-cell table:style-name="ce2" office:value-type="float" office:value="296.6" calcext:value-type="float">
            <text:p>296.6</text:p>
          </table:table-cell>
          <table:table-cell office:value-type="string" calcext:value-type="string">
            <text:p>Hotel</text:p>
          </table:table-cell>
          <table:table-cell table:style-name="Default" office:value-type="string" calcext:value-type="string">
            <text:p>Cartao Cida 30/09</text:p>
          </table:table-cell>
          <table:table-cell office:value-type="string" calcext:value-type="string">
            <text:p>Estadia</text:p>
          </table:table-cell>
        </table:table-row>
      </table:table>
      <table:table table:name="venez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is" table:style-name="ta1">
        <table:table-column table:style-name="co9" table:default-cell-style-name="Default"/>
        <table:table-column table:style-name="co6" table:default-cell-style-name="ce2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Elysees Apartaments</text:p>
          </table:table-cell>
          <table:table-cell table:formula="of:=[.C2]*6" office:value-type="float" office:value="6724.98" calcext:value-type="float">
            <text:p>6724.98</text:p>
          </table:table-cell>
          <table:table-cell office:value-type="float" office:value="1120.83" calcext:value-type="float">
            <text:p>1120.8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Cida 30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lácio de Versailhes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Voo ou trem <text:s/>de Paris p Londres</text:p>
          </table:table-cell>
          <table:table-cell office:value-type="float" office:value="3096" calcext:value-type="float">
            <text:p>309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ia Aérea Easyjet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</table:table>
      <table:table table:name="london" table:style-name="ta1">
        <table:table-column table:style-name="co12" table:default-cell-style-name="Default"/>
        <table:table-column table:style-name="co13" table:default-cell-style-name="ce2"/>
        <table:table-column table:style-name="co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de Londres para Barcelona</text:p>
          </table:table-cell>
          <table:table-cell office:value-type="float" office:value="3240" calcext:value-type="float">
            <text:p>32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asyjet 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Relais Corso Storico <text:s text:c="4"/></text:p>
          </table:table-cell>
          <table:table-cell office:value-type="float" office:value="6702" calcext:value-type="float">
            <text:p>6702</text:p>
          </table:table-cell>
          <table:table-cell office:value-type="float" office:value="1675.5" calcext:value-type="float">
            <text:p>1675.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ão Sara <text:s/>17/10</text:p>
          </table:table-cell>
          <table:table-cell office:value-type="string" calcext:value-type="string">
            <text:p>Estadia</text:p>
          </table:table-cell>
        </table:table-row>
      </table:table>
      <table:table table:name="barcelona" table:style-name="ta1">
        <table:table-column table:style-name="co17" table:default-cell-style-name="Default"/>
        <table:table-column table:style-name="co13" table:default-cell-style-name="ce2"/>
        <table:table-column table:style-name="co3" table:default-cell-style-name="ce2"/>
        <table:table-column table:style-name="co18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Nome do hotel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rk Guell</text:p>
          </table:table-cell>
          <table:table-cell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text>R$ 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2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6P0" style:volatile="true">
      <number:text>R$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R$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81">
      <number:text loext:blank-width-char="-"> </number:text>
      <number:text-content/>
      <number:text loext:blank-width-char="-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23:12:12.304524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50:38.656920408</meta:creation-date>
    <dc:date>2024-09-12T23:23:19.594477949</dc:date>
    <meta:editing-duration>PT3H18M33S</meta:editing-duration>
    <meta:editing-cycles>26</meta:editing-cycles>
    <meta:generator>LibreOffice/24.2.4.2$Linux_X86_64 LibreOffice_project/420$Build-2</meta:generator>
    <meta:document-statistic meta:table-count="6" meta:cell-count="150" meta:object-count="0"/>
  </office:meta>
</office:document-meta>
</file>